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P2" style:family="paragraph" style:parent-style-name="Standard" style:list-style-name="">
      <style:paragraph-properties style:text-autospace="none"/>
      <style:text-properties style:font-name="Courier New" fo:font-size="11pt" fo:language="en" fo:country="US" fo:font-weight="bold" style:font-name-asian="Courier New" style:font-size-asian="11pt" style:font-weight-asian="bold" style:font-name-complex="Courier New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No.7</text:p>
      <text:p text:style-name="P1"/>
      <text:p text:style-name="P2">## Creating Stud_Marks tables</text:p>
      <text:p text:style-name="P1">mysql&gt; create table Stud_Marks(name varchar(20), total_marks int);</text:p>
      <text:p text:style-name="P1"/>
      <text:p text:style-name="P1">mysql&gt; create table Result(roll int, name varchar(20), class varchar(20));</text:p>
      <text:p text:style-name="P1"/>
      <text:p text:style-name="P2">## <text:s/>Procedure</text:p>
      <text:p text:style-name="P1">mysql&gt; delimiter /</text:p>
      <text:p text:style-name="P1">mysql&gt; create procedure proc_Grade(IN roll int, IN name varchar(20), IN marks int)</text:p>
      <text:p text:style-name="P1"><text:s text:c="4"/>-&gt; begin</text:p>
      <text:p text:style-name="P1"><text:s text:c="4"/>-&gt; declare class varchar(20);</text:p>
      <text:p text:style-name="P1"><text:s text:c="4"/>-&gt; if marks&gt;=990 and marks&lt;=1500 then</text:p>
      <text:p text:style-name="P1"><text:s text:c="4"/>-&gt; set class='Distinction';</text:p>
      <text:p text:style-name="P1"><text:s text:c="4"/>-&gt; elseif marks&gt;=900 and marks&lt;=989 then</text:p>
      <text:p text:style-name="P1"><text:s text:c="4"/>-&gt; set class="First class";</text:p>
      <text:p text:style-name="P1"><text:s text:c="4"/>-&gt; elseif marks&gt;=825 and marks&lt;=899 then</text:p>
      <text:p text:style-name="P1"><text:s text:c="4"/>-&gt; set class="Higher second class";</text:p>
      <text:p text:style-name="P1"><text:s text:c="4"/>-&gt; end if;</text:p>
      <text:p text:style-name="P1"><text:s text:c="4"/>-&gt; insert into Stud_Marks values(name,marks);</text:p>
      <text:p text:style-name="P1"><text:s text:c="4"/>-&gt; insert into Result values(roll,name,class);</text:p>
      <text:p text:style-name="P1"><text:s text:c="4"/>-&gt; end/</text:p>
      <text:p text:style-name="P1">Query OK, 0 rows affected (0.01 sec)</text:p>
      <text:p text:style-name="P1">mysql&gt; delimiter ;</text:p>
      <text:p text:style-name="P1"/>
      <text:p text:style-name="P2">## <text:s/>Callig Procedure</text:p>
      <text:p text:style-name="P2"/>
      <text:p text:style-name="P1">mysql&gt; call proc_Grade(11,'Ramesh',955);</text:p>
      <text:p text:style-name="P1">Query OK, 1 row affected (0.04 sec)</text:p>
      <text:p text:style-name="P1"/>
      <text:p text:style-name="P1">mysql&gt; call proc_Grade(12,'Ajay',900);</text:p>
      <text:p text:style-name="P1">Query OK, 1 row affected (0.02 sec)</text:p>
      <text:p text:style-name="P1"/>
      <text:p text:style-name="P1">mysql&gt; call proc_Grade(13,'Samir',989);</text:p>
      <text:p text:style-name="P1">Query OK, 1 row affected (0.02 sec)</text:p>
      <text:p text:style-name="P1"/>
      <text:p text:style-name="P1">mysql&gt; call proc_Grade(21,'Akash',990);</text:p>
      <text:p text:style-name="P1">Query OK, 1 row affected (0.02 sec)</text:p>
      <text:p text:style-name="P1"/>
      <text:p text:style-name="P1">mysql&gt; call proc_Grade(22,'Vishal',1344);</text:p>
      <text:p text:style-name="P1">Query OK, 1 row affected (0.02 sec)</text:p>
      <text:p text:style-name="P1"/>
      <text:p text:style-name="P1">mysql&gt; call proc_Grade(23,'Vijay',1500);</text:p>
      <text:p text:style-name="P1">Query OK, 1 row affected (0.01 sec)</text:p>
      <text:p text:style-name="P1"/>
      <text:p text:style-name="P1">mysql&gt; call proc_Grade(31,'Suraj',825);</text:p>
      <text:p text:style-name="P1">Query OK, 1 row affected (0.02 sec)</text:p>
      <text:p text:style-name="P1"/>
      <text:p text:style-name="P1">mysql&gt; call proc_Grade(32,'Akshad',877);</text:p>
      <text:p text:style-name="P1">Query OK, 1 row affected (0.02 sec)</text:p>
      <text:p text:style-name="P1"/>
      <text:p text:style-name="P1">mysql&gt; call proc_Grade(33,'Girish',899);</text:p>
      <text:p text:style-name="P1">Query OK, 1 row affected (0.02 sec)</text:p>
      <text:p text:style-name="P1"><text:soft-page-break/></text:p>
      <text:p text:style-name="P1">mysql&gt; select * from Stud_Marks;</text:p>
      <text:p text:style-name="P1">+--------+-------------+</text:p>
      <text:p text:style-name="P1">| name <text:s text:c="2"/>| total_marks |</text:p>
      <text:p text:style-name="P1">+--------+-------------+</text:p>
      <text:p text:style-name="P1">| Ramesh | <text:s text:c="8"/>955 |</text:p>
      <text:p text:style-name="P1">| Ajay <text:s text:c="2"/>| <text:s text:c="8"/>900 |</text:p>
      <text:p text:style-name="P1">| Samir <text:s/>| <text:s text:c="8"/>989 |</text:p>
      <text:p text:style-name="P1">| Akash <text:s/>| <text:s text:c="8"/>990 |</text:p>
      <text:p text:style-name="P1">| Vishal | <text:s text:c="7"/>1344 |</text:p>
      <text:p text:style-name="P1">| Vijay <text:s/>| <text:s text:c="7"/>1500 |</text:p>
      <text:p text:style-name="P1">| Suraj <text:s/>| <text:s text:c="8"/>825 |</text:p>
      <text:p text:style-name="P1">| Akshad | <text:s text:c="8"/>877 |</text:p>
      <text:p text:style-name="P1">| Girish | <text:s text:c="8"/>899 |</text:p>
      <text:p text:style-name="P1">+--------+-------------+</text:p>
      <text:p text:style-name="P1">9 rows in set (0.01 sec)</text:p>
      <text:p text:style-name="P1"/>
      <text:p text:style-name="P1">mysql&gt; select * from Result;</text:p>
      <text:p text:style-name="P1">+------+--------+---------------------+</text:p>
      <text:p text:style-name="P1">| Roll | Name <text:s text:c="2"/>| Class <text:s text:c="14"/>|</text:p>
      <text:p text:style-name="P1">+------+--------+---------------------+</text:p>
      <text:p text:style-name="P1">| <text:s text:c="2"/>11 | Ramesh | First class <text:s text:c="8"/>|</text:p>
      <text:p text:style-name="P1">| <text:s text:c="2"/>12 | Ajay <text:s text:c="2"/>| First class <text:s text:c="8"/>|</text:p>
      <text:p text:style-name="P1">| <text:s text:c="2"/>13 | Samir <text:s/>| First class <text:s text:c="8"/>|</text:p>
      <text:p text:style-name="P1">| <text:s text:c="2"/>21 | Akash <text:s/>| Distinction <text:s text:c="8"/>|</text:p>
      <text:p text:style-name="P1">| <text:s text:c="2"/>22 | Vishal | Distinction <text:s text:c="8"/>|</text:p>
      <text:p text:style-name="P1">| <text:s text:c="2"/>23 | Vijay <text:s/>| Distinction <text:s text:c="8"/>|</text:p>
      <text:p text:style-name="P1">| <text:s text:c="2"/>31 | Suraj <text:s/>| Higher second class |</text:p>
      <text:p text:style-name="P1">| <text:s text:c="2"/>32 | Akshad | Higher second class |</text:p>
      <text:p text:style-name="P1">| <text:s text:c="2"/>33 | Girish | Higher second class |</text:p>
      <text:p text:style-name="P1">+------+--------+---------------------+</text:p>
      <text:p text:style-name="P1">9 rows in set (0.00 sec)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21:52:46.60</meta:creation-date>
    <meta:document-statistic meta:table-count="0" meta:image-count="0" meta:object-count="0" meta:page-count="2" meta:paragraph-count="70" meta:word-count="365" meta:character-count="2368"/>
    <dc:date>2017-09-05T21:59:21.26</dc:date>
    <meta:editing-duration>PT6M36S</meta:editing-duration>
    <meta:editing-cycles>1</meta:editing-cycles>
    <meta:generator>OpenOffice/4.0.1$Win32 OpenOffice.org_project/401m5$Build-9714</meta:generator>
  </office:meta>
</office:document-meta>
</file>